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65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7571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1.648in"/>
    </style:style>
    <style:style style:name="co7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2.4772in"/>
    </style:style>
    <style:style style:name="co10" style:family="table-column">
      <style:table-column-properties fo:break-before="auto" style:column-width="1.2764in"/>
    </style:style>
    <style:style style:name="co11" style:family="table-column">
      <style:table-column-properties fo:break-before="auto" style:column-width="1.4465in"/>
    </style:style>
    <style:style style:name="co12" style:family="table-column">
      <style:table-column-properties fo:break-before="auto" style:column-width="1.4799in"/>
    </style:style>
    <style:style style:name="co13" style:family="table-column">
      <style:table-column-properties fo:break-before="auto" style:column-width="2.7874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1.3799in"/>
    </style:style>
    <style:style style:name="co17" style:family="table-column">
      <style:table-column-properties fo:break-before="auto" style:column-width="1.0665in"/>
    </style:style>
    <style:style style:name="co18" style:family="table-column">
      <style:table-column-properties fo:break-before="auto" style:column-width="1.5811in"/>
    </style:style>
    <style:style style:name="co19" style:family="table-column">
      <style:table-column-properties fo:break-before="auto" style:column-width="1.552in"/>
    </style:style>
    <style:style style:name="co20" style:family="table-column">
      <style:table-column-properties fo:break-before="auto" style:column-width="1.1898in"/>
    </style:style>
    <style:style style:name="co21" style:family="table-column">
      <style:table-column-properties fo:break-before="auto" style:column-width="2.4047in"/>
    </style:style>
    <style:style style:name="co22" style:family="table-column">
      <style:table-column-properties fo:break-before="auto" style:column-width="1.2516in"/>
    </style:style>
    <style:style style:name="co24" style:family="table-column">
      <style:table-column-properties fo:break-before="auto" style:column-width="4.6429in"/>
    </style:style>
    <style:style style:name="co25" style:family="table-column">
      <style:table-column-properties fo:break-before="auto" style:column-width="0.8957in"/>
    </style:style>
    <style:style style:name="co26" style:family="table-column">
      <style:table-column-properties fo:break-before="auto" style:column-width="1.1008in"/>
    </style:style>
    <style:style style:name="co27" style:family="table-column">
      <style:table-column-properties fo:break-before="auto" style:column-width="1.7354in"/>
    </style:style>
    <style:style style:name="co28" style:family="table-column">
      <style:table-column-properties fo:break-before="auto" style:column-width="0.6429in"/>
    </style:style>
    <style:style style:name="co29" style:family="table-column">
      <style:table-column-properties fo:break-before="auto" style:column-width="0.6535in"/>
    </style:style>
    <style:style style:name="co30" style:family="table-column">
      <style:table-column-properties fo:break-before="auto" style:column-width="0.4693in"/>
    </style:style>
    <style:style style:name="co31" style:family="table-column">
      <style:table-column-properties fo:break-before="auto" style:column-width="0.5in"/>
    </style:style>
    <style:style style:name="co32" style:family="table-column">
      <style:table-column-properties fo:break-before="auto" style:column-width="0.5717in"/>
    </style:style>
    <style:style style:name="co33" style:family="table-column">
      <style:table-column-properties fo:break-before="auto" style:column-width="0.7681in"/>
    </style:style>
    <style:style style:name="co34" style:family="table-column">
      <style:table-column-properties fo:break-before="auto" style:column-width="1.2291in"/>
    </style:style>
    <style:style style:name="co35" style:family="table-column">
      <style:table-column-properties fo:break-before="auto" style:column-width="0.9472in"/>
    </style:style>
    <style:style style:name="co36" style:family="table-column">
      <style:table-column-properties fo:break-before="auto" style:column-width="0.1965in"/>
    </style:style>
    <style:style style:name="co37" style:family="table-column">
      <style:table-column-properties fo:break-before="auto" style:column-width="1.3165in"/>
    </style:style>
    <style:style style:name="co38" style:family="table-column">
      <style:table-column-properties fo:break-before="auto" style:column-width="3.85in"/>
    </style:style>
    <style:style style:name="co39" style:family="table-column">
      <style:table-column-properties fo:break-before="auto" style:column-width="3.6228in"/>
    </style:style>
    <style:style style:name="co40" style:family="table-column">
      <style:table-column-properties fo:break-before="auto" style:column-width="0.9138in"/>
    </style:style>
    <style:style style:name="co41" style:family="table-column">
      <style:table-column-properties fo:break-before="auto" style:column-width="0.8272in"/>
    </style:style>
    <style:style style:name="co4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0.889in"/>
    </style:style>
    <style:style style:name="co52" style:family="table-column">
      <style:table-column-properties fo:break-before="auto" style:column-width="2.4508in"/>
    </style:style>
    <style:style style:name="co53" style:family="table-column">
      <style:table-column-properties fo:break-before="auto" style:column-width="1.6283in"/>
    </style:style>
    <style:style style:name="co54" style:family="table-column">
      <style:table-column-properties fo:break-before="auto" style:column-width="1.1811in"/>
    </style:style>
    <style:style style:name="co55" style:family="table-column">
      <style:table-column-properties fo:break-before="auto" style:column-width="1.1339in"/>
    </style:style>
    <style:style style:name="co56" style:family="table-column">
      <style:table-column-properties fo:break-before="auto" style:column-width="1.1134in"/>
    </style:style>
    <style:style style:name="co57" style:family="table-column">
      <style:table-column-properties fo:break-before="auto" style:column-width="1.1654in"/>
    </style:style>
    <style:style style:name="co58" style:family="table-column">
      <style:table-column-properties fo:break-before="auto" style:column-width="1.3in"/>
    </style:style>
    <style:style style:name="co59" style:family="table-column">
      <style:table-column-properties fo:break-before="auto" style:column-width="1.0819in"/>
    </style:style>
    <style:style style:name="co60" style:family="table-column">
      <style:table-column-properties fo:break-before="auto" style:column-width="1.2071in"/>
    </style:style>
    <style:style style:name="co61" style:family="table-column">
      <style:table-column-properties fo:break-before="auto" style:column-width="1.2173in"/>
    </style:style>
    <style:style style:name="co62" style:family="table-column">
      <style:table-column-properties fo:break-before="auto" style:column-width="1.1965in"/>
    </style:style>
    <style:style style:name="co63" style:family="table-column">
      <style:table-column-properties fo:break-before="auto" style:column-width="1.0717in"/>
    </style:style>
    <style:style style:name="co64" style:family="table-column">
      <style:table-column-properties fo:break-before="auto" style:column-width="1.4472in"/>
    </style:style>
    <style:style style:name="co65" style:family="table-column">
      <style:table-column-properties fo:break-before="auto" style:column-width="5.0791in"/>
    </style:style>
    <style:style style:name="co66" style:family="table-column">
      <style:table-column-properties fo:break-before="auto" style:column-width="3.3346in"/>
    </style:style>
    <style:style style:name="co67" style:family="table-column">
      <style:table-column-properties fo:break-before="auto" style:column-width="1.0354in"/>
    </style:style>
    <style:style style:name="co68" style:family="table-column">
      <style:table-column-properties fo:break-before="auto" style:column-width="3.2827in"/>
    </style:style>
    <style:style style:name="co69" style:family="table-column">
      <style:table-column-properties fo:break-before="auto" style:column-width="1.3535in"/>
    </style:style>
    <style:style style:name="co70" style:family="table-column">
      <style:table-column-properties fo:break-before="auto" style:column-width="2.198in"/>
    </style:style>
    <style:style style:name="co71" style:family="table-column">
      <style:table-column-properties fo:break-before="auto" style:column-width="5.842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transparent" fo:border="none"/>
      <style:text-properties style:text-position="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position=""/>
    </style:style>
    <style:style style:name="ce5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ffff99"/>
      <style:text-properties fo:color="#000000" style:text-position=""/>
    </style:style>
    <style:style style:name="ce8" style:family="table-cell" style:parent-style-name="Default">
      <style:table-cell-properties fo:background-color="#ffff99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style:text-position="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style:text-position="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 style:text-position="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 style:text-position="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 style:text-position="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Komponent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Hersteller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0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_min</text:p>
          </table:table-cell>
          <table:table-cell office:value-type="string">
            <text:p>supply voltage_max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>
            <text:p>mm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table:number-columns-repeated="2"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Schnittstell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/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16"/>
        </table:table-row>
        <table:table-row table:style-name="ro1">
          <table:table-cell office:value-type="string">
            <text:p>Struktur</text:p>
          </table:table-cell>
          <table:table-cell office:value-type="string">
            <text:p>Bausteinstruktur1x1x1</text:p>
          </table:table-cell>
          <table:table-cell/>
          <table:table-cell table:number-columns-repeated="3" office:value-type="float" office:value="400">
            <text:p>400</text:p>
          </table:table-cell>
          <table:table-cell/>
          <table:table-cell office:value-type="float" office:value="2.5">
            <text:p>2.5</text:p>
          </table:table-cell>
          <table:table-cell table:number-columns-repeated="24"/>
        </table:table-row>
        <table:table-row table:style-name="ro1">
          <table:table-cell office:value-type="string">
            <text:p>Struktur</text:p>
          </table:table-cell>
          <table:table-cell office:value-type="string">
            <text:p>thermale Isolierung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Struktur</text:p>
          </table:table-cell>
          <table:table-cell office:value-type="string">
            <text:p>Strahlungsschutz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Versorgungsleitungen</text:p>
          </table:table-cell>
          <table:table-cell table:number-columns-repeated="5"/>
          <table:table-cell office:value-type="float" office:value="0.04">
            <text:p>0.04</text:p>
          </table:table-cell>
          <table:table-cell table:number-columns-repeated="22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Antenne</text:p>
          </table:table-cell>
          <table:table-cell/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office:value-type="string">
            <text:p>Min 5</text:p>
          </table:table-cell>
          <table:table-cell office:value-type="string">
            <text:p>7 (LEO)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Batteriekontrolle</text:p>
          </table:table-cell>
          <table:table-cell/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/>
          <table:table-cell office:value-type="float" office:value="0">
            <text:p>0</text:p>
          </table:table-cell>
          <table:table-cell table:number-columns-repeated="22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CMG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/>
          <table:table-cell office:value-type="float" office:value="15.7">
            <text:p>15.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CMG-Electronics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/>
          <table:table-cell office:value-type="float" office:value="2.7">
            <text:p>2.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table:number-columns-repeated="2" office:value-type="string">
            <text:p>Drallrad (inkl.Elektro.)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7"/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entfalt. Elektronik</text:p>
          </table:table-cell>
          <table:table-cell/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Solar_Array</text:p>
          </table:table-cell>
          <table:table-cell office:value-type="string">
            <text:p>entfalt. Solarflächen 1</text:p>
          </table:table-cell>
          <table:table-cell/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/>
          <table:table-cell office:value-type="float" office:value="2.4">
            <text:p>2.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office:value-type="string">
            <text:p>Solar_Array</text:p>
          </table:table-cell>
          <table:table-cell office:value-type="string">
            <text:p>entfalt. Solarflächen 2</text:p>
          </table:table-cell>
          <table:table-cell/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/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Erdsensor 1</text:p>
          </table:table-cell>
          <table:table-cell/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/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15 (GEO)</text:p>
          </table:table-cell>
          <table:table-cell/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Erdsensor 2</text:p>
          </table:table-cell>
          <table:table-cell/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/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5 (LEO)</text:p>
          </table:table-cell>
          <table:table-cell/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table:number-columns-repeated="2" office:value-type="string">
            <text:p>FCU</text:p>
          </table:table-cell>
          <table:table-cell/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GNSS-Receiver 1</text:p>
          </table:table-cell>
          <table:table-cell/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/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GNSS-Receiver 2</text:p>
          </table:table-cell>
          <table:table-cell/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/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6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GPS-Antenne</text:p>
          </table:table-cell>
          <table:table-cell/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/>
          <table:table-cell office:value-type="float" office:value="0.75">
            <text:p>0.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Hall Efffekt Triebwerk</text:p>
          </table:table-cell>
          <table:table-cell/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/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9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Hardware-Stack 1</text:p>
          </table:table-cell>
          <table:table-cell/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/>
          <table:table-cell office:value-type="float" office:value="0.2">
            <text:p>0.2</text:p>
          </table:table-cell>
          <table:table-cell table:number-columns-repeated="22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table:number-columns-repeated="2" office:value-type="string">
            <text:p>IMU (sehr genau)</text:p>
          </table:table-cell>
          <table:table-cell/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Max 15 </text:p>
          </table:table-cell>
          <table:table-cell/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table:number-columns-repeated="2" office:value-type="string">
            <text:p>IMU (Standard)</text:p>
          </table:table-cell>
          <table:table-cell/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/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Max 15 </text:p>
          </table:table-cell>
          <table:table-cell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Kaltgasantriebssyst.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9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Li-Ion-Batterie</text:p>
          </table:table-cell>
          <table:table-cell/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/>
          <table:table-cell office:value-type="float" office:value="1.11">
            <text:p>1.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7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Magnetometer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Magnetorquer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Monopropell.System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9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PCU</text:p>
          </table:table-cell>
          <table:table-cell/>
          <table:table-cell table:number-columns-repeated="3" office:value-type="float" office:value="350">
            <text:p>35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PSCU</text:p>
          </table:table-cell>
          <table:table-cell/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Reaktionsrad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Receiver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/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SADA</text:p>
          </table:table-cell>
          <table:table-cell/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/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SMU</text:p>
          </table:table-cell>
          <table:table-cell/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/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Sonnensensor 1</text:p>
          </table:table-cell>
          <table:table-cell/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0.05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6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Sonnensensor 2</text:p>
          </table:table-cell>
          <table:table-cell/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/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7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table:number-columns-repeated="2" office:value-type="string">
            <text:p>SSPA</text:p>
          </table:table-cell>
          <table:table-cell/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/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7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Sternsensor</text:p>
          </table:table-cell>
          <table:table-cell/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office:value-type="string">
            <text:p>&gt; 18 </text:p>
          </table:table-cell>
          <table:table-cell/>
          <table:table-cell office:value-type="float" office:value="5.28">
            <text:p>5.28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1</text:p>
          </table:table-cell>
          <table:table-cell/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2</text:p>
          </table:table-cell>
          <table:table-cell/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9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3 (Xenon)</text:p>
          </table:table-cell>
          <table:table-cell table:number-columns-repeated="4"/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table:number-columns-repeated="24"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3 (Hydrazin)</text:p>
          </table:table-cell>
          <table:table-cell table:number-columns-repeated="4"/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table:number-columns-repeated="24"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Transceiver</text:p>
          </table:table-cell>
          <table:table-cell/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/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6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Transmitter</text:p>
          </table:table-cell>
          <table:table-cell/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/>
          <table:table-cell office:value-type="float" office:value="2.1">
            <text:p>2.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Transponder</text:p>
          </table:table-cell>
          <table:table-cell/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/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office:value-type="string">
            <text:p>Solar_Array</text:p>
          </table:table-cell>
          <table:table-cell office:value-type="string">
            <text:p>zentrale Solarfläche</text:p>
          </table:table-cell>
          <table:table-cell/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/>
          <table:table-cell office:value-type="float" office:value="3.5">
            <text:p>3.5</text:p>
          </table:table-cell>
          <table:table-cell office:value-type="float" office:value="350">
            <text:p>350</text:p>
          </table:table-cell>
          <table:table-cell/>
          <table:table-cell office:value-type="float" office:value="1">
            <text:p>1</text:p>
          </table:table-cell>
          <table:table-cell table:number-columns-repeated="19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testdüse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9"/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testdrallrad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OBC750 LEO Fl. Com.</text:p>
          </table:table-cell>
          <table:table-cell office:value-type="string">
            <text:p>SSTL</text:p>
          </table:table-cell>
          <table:table-cell office:value-type="float" office:value="306">
            <text:p>306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/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OBC 695 Rad. Tol. Fl. Com.</text:p>
          </table:table-cell>
          <table:table-cell office:value-type="string">
            <text:p>SSTL</text:p>
          </table:table-cell>
          <table:table-cell office:value-type="float" office:value="306">
            <text:p>306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/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GIOVE-A, Chandrayaan-1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table:number-columns-repeated="26"/>
        </table:table-row>
        <table:table-row table:style-name="ro2">
          <table:table-cell office:value-type="string">
            <text:p>OBDH</text:p>
          </table:table-cell>
          <table:table-cell office:value-type="string">
            <text:p>Hg. Spd. Dt. Rec. 16GB Sto.</text:p>
          </table:table-cell>
          <table:table-cell office:value-type="string">
            <text:p>SSTL</text:p>
          </table:table-cell>
          <table:table-cell office:value-type="float" office:value="320">
            <text:p>320</text:p>
          </table:table-cell>
          <table:table-cell office:value-type="float" office:value="170">
            <text:p>17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MPC8260 Sol. St. Dat. Rec.</text:p>
          </table:table-cell>
          <table:table-cell office:value-type="string">
            <text:p>SSTL</text:p>
          </table:table-cell>
          <table:table-cell office:value-type="float" office:value="330">
            <text:p>330</text:p>
          </table:table-cell>
          <table:table-cell office:value-type="float" office:value="165">
            <text:p>165</text:p>
          </table:table-cell>
          <table:table-cell office:value-type="float" office:value="38">
            <text:p>38</text:p>
          </table:table-cell>
          <table:table-cell/>
          <table:table-cell office:value-type="float" office:value="0.8">
            <text:p>0.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table:number-columns-repeated="2"/>
          <table:table-cell table:number-columns-repeated="2" office:value-type="float" office:value="330">
            <text:p>330</text:p>
          </table:table-cell>
          <table:table-cell office:value-type="float" office:value="38">
            <text:p>38</text:p>
          </table:table-cell>
          <table:table-cell/>
          <table:table-cell office:value-type="float" office:value="2.2">
            <text:p>2.2</text:p>
          </table:table-cell>
          <table:table-cell table:number-columns-repeated="24"/>
        </table:table-row>
        <table:table-row table:style-name="ro2">
          <table:table-cell office:value-type="string">
            <text:p>OBDH</text:p>
          </table:table-cell>
          <table:table-cell office:value-type="string">
            <text:p>Flash Non-Volatile Dat. Rec.</text:p>
          </table:table-cell>
          <table:table-cell office:value-type="string">
            <text:p>SSTL</text:p>
          </table:table-cell>
          <table:table-cell office:value-type="float" office:value="306">
            <text:p>306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Mod. Int. Data Handl. Subsys. </text:p>
          </table:table-cell>
          <table:table-cell office:value-type="string">
            <text:p>ThalesAlenia</text:p>
          </table:table-cell>
          <table:table-cell office:value-type="float" office:value="454">
            <text:p>454</text:p>
          </table:table-cell>
          <table:table-cell office:value-type="float" office:value="296">
            <text:p>296</text:p>
          </table:table-cell>
          <table:table-cell office:value-type="float" office:value="250">
            <text:p>250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number-columns-repeated="23"/>
        </table:table-row>
        <table:table-row table:style-name="ro2">
          <table:table-cell office:value-type="string">
            <text:p>OBDH</text:p>
          </table:table-cell>
          <table:table-cell office:value-type="string">
            <text:p>SMU-V1</text:p>
          </table:table-cell>
          <table:table-cell office:value-type="string">
            <text:p>ThalesAlenia</text:p>
          </table:table-cell>
          <table:table-cell office:value-type="float" office:value="286">
            <text:p>286</text:p>
          </table:table-cell>
          <table:table-cell office:value-type="float" office:value="274">
            <text:p>274</text:p>
          </table:table-cell>
          <table:table-cell office:value-type="float" office:value="252">
            <text:p>252</text:p>
          </table:table-cell>
          <table:table-cell/>
          <table:table-cell office:value-type="float" office:value="9.2">
            <text:p>9.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Leonardo</text:p>
          </table:table-cell>
          <table:table-cell office:value-type="string">
            <text:p>ThalesAlenia</text:p>
          </table:table-cell>
          <table:table-cell office:value-type="float" office:value="459">
            <text:p>459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/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number-columns-repeated="21"/>
          <table:table-cell office:value-type="string">
            <text:p>CryoSat, GOCE, RADARSAT-2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Geonardo</text:p>
          </table:table-cell>
          <table:table-cell office:value-type="string">
            <text:p>ThalesAlenia</text:p>
          </table:table-cell>
          <table:table-cell office:value-type="float" office:value="459">
            <text:p>459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/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number-columns-repeated="21"/>
          <table:table-cell office:value-type="string">
            <text:p>GEO Missionen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CDMU</text:p>
          </table:table-cell>
          <table:table-cell office:value-type="string">
            <text:p>RUAG</text:p>
          </table:table-cell>
          <table:table-cell office:value-type="float" office:value="420">
            <text:p>420</text:p>
          </table:table-cell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/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number-columns-repeated="21"/>
          <table:table-cell office:value-type="string">
            <text:p>SmallGEO, Sentinel-2/3, Aeolus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OSCAR</text:p>
          </table:table-cell>
          <table:table-cell office:value-type="string">
            <text:p>Astrium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/>
          <table:table-cell office:value-type="float" office:value="5.2">
            <text:p>5.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ICDE-NG</text:p>
          </table:table-cell>
          <table:table-cell office:value-type="string">
            <text:p>Astrium</text:p>
          </table:table-cell>
          <table:table-cell office:value-type="float" office:value="307">
            <text:p>307</text:p>
          </table:table-cell>
          <table:table-cell office:value-type="float" office:value="242">
            <text:p>242</text:p>
          </table:table-cell>
          <table:table-cell office:value-type="float" office:value="263">
            <text:p>263</text:p>
          </table:table-cell>
          <table:table-cell/>
          <table:table-cell office:value-type="float" office:value="13.6">
            <text:p>13.6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GIOVE-B; TerraSAR-X, SEOSAR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Spacecraft System Unit DHS</text:p>
          </table:table-cell>
          <table:table-cell office:value-type="string">
            <text:p>SSC</text:p>
          </table:table-cell>
          <table:table-cell office:value-type="float" office:value="230">
            <text:p>230</text:p>
          </table:table-cell>
          <table:table-cell office:value-type="float" office:value="280">
            <text:p>280</text:p>
          </table:table-cell>
          <table:table-cell office:value-type="float" office:value="292">
            <text:p>292</text:p>
          </table:table-cell>
          <table:table-cell/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MART-1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High Gain X-Band Antenna</text:p>
          </table:table-cell>
          <table:table-cell office:value-type="string">
            <text:p>SSTL</text:p>
          </table:table-cell>
          <table:table-cell office:value-type="float" office:value="279">
            <text:p>279</text:p>
          </table:table-cell>
          <table:table-cell table:number-columns-repeated="2" office:value-type="float" office:value="190">
            <text:p>190</text:p>
          </table:table-cell>
          <table:table-cell/>
          <table:table-cell office:value-type="float" office:value="2.7">
            <text:p>2.7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LEO, SSTL 300 Plattform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X-Band Downlink Transmitter</text:p>
          </table:table-cell>
          <table:table-cell office:value-type="string">
            <text:p>SSTL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129">
            <text:p>129</text:p>
          </table:table-cell>
          <table:table-cell/>
          <table:table-cell office:value-type="float" office:value="3.25">
            <text:p>3.25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LEO; RapidEye, Deimos-1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Uplink Receiver</text:p>
          </table:table-cell>
          <table:table-cell office:value-type="string">
            <text:p>SSTL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/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RapidEye, GIOVE-A, AISAT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Downlink Transmitter</text:p>
          </table:table-cell>
          <table:table-cell office:value-type="string">
            <text:p>SSTL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80">
            <text:p>80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RapidEye, GIOVE-A, AISAT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Patch Antenne</text:p>
          </table:table-cell>
          <table:table-cell office:value-type="string">
            <text:p>SSTL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TerraSAR, RapidEye, TanDEM-X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Quadrifilar Helix AnT.</text:p>
          </table:table-cell>
          <table:table-cell office:value-type="string">
            <text:p>SSTL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0">
            <text:p>500</text:p>
          </table:table-cell>
          <table:table-cell/>
          <table:table-cell office:value-type="float" office:value="0.5">
            <text:p>0.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Deimos-1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FSS-BSS Freq. Converter.</text:p>
          </table:table-cell>
          <table:table-cell office:value-type="string">
            <text:p>RUAG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/>
          <table:table-cell office:value-type="float" office:value="0.65">
            <text:p>0.6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C &amp; Ku Converte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FSS-BSS Freq. Receiver</text:p>
          </table:table-cell>
          <table:table-cell office:value-type="string">
            <text:p>RUAG</text:p>
          </table:table-cell>
          <table:table-cell office:value-type="float" office:value="160">
            <text:p>160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/>
          <table:table-cell office:value-type="float" office:value="0.75">
            <text:p>0.7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C &amp; Ku Receive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FSS-BSS Freq. Converter.</text:p>
          </table:table-cell>
          <table:table-cell office:value-type="string">
            <text:p>RUAG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/>
          <table:table-cell office:value-type="float" office:value="0.65">
            <text:p>0.6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Ka Converte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X-band Helix Antenna</text:p>
          </table:table-cell>
          <table:table-cell office:value-type="string">
            <text:p>RUAG</text:p>
          </table:table-cell>
          <table:table-cell office:value-type="float" office:value="240">
            <text:p>240</text:p>
          </table:table-cell>
          <table:table-cell table:number-columns-repeated="2" office:value-type="float" office:value="90">
            <text:p>90</text:p>
          </table:table-cell>
          <table:table-cell/>
          <table:table-cell office:value-type="float" office:value="0.4">
            <text:p>0.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/>
          <table:table-cell office:value-type="float" office:value="-150">
            <text:p>-150</text:p>
          </table:table-cell>
          <table:table-cell office:value-type="float" office:value="150">
            <text:p>150</text:p>
          </table:table-cell>
          <table:table-cell table:number-columns-repeated="19"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C-Band Sol. St. Pw. Amp.</text:p>
          </table:table-cell>
          <table:table-cell office:value-type="string">
            <text:p>Mitsubishi</text:p>
          </table:table-cell>
          <table:table-cell office:value-type="float" office:value="174">
            <text:p>174</text:p>
          </table:table-cell>
          <table:table-cell office:value-type="float" office:value="233">
            <text:p>233</text:p>
          </table:table-cell>
          <table:table-cell office:value-type="float" office:value="86">
            <text:p>86</text:p>
          </table:table-cell>
          <table:table-cell/>
          <table:table-cell office:value-type="float" office:value="1.9">
            <text:p>1.9</text:p>
          </table:table-cell>
          <table:table-cell office:value-type="float" office:value="80">
            <text:p>80</text:p>
          </table:table-cell>
          <table:table-cell table:number-columns-repeated="23"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Sol. St. Pw. Amp.</text:p>
          </table:table-cell>
          <table:table-cell office:value-type="string">
            <text:p>Mitsubishi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/>
          <table:table-cell office:value-type="float" office:value="0.56">
            <text:p>0.56</text:p>
          </table:table-cell>
          <table:table-cell office:value-type="float" office:value="8.8">
            <text:p>8.8</text:p>
          </table:table-cell>
          <table:table-cell table:number-columns-repeated="23"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C-Band Low Noise Amplifier</text:p>
          </table:table-cell>
          <table:table-cell office:value-type="string">
            <text:p>Mitsubishi</text:p>
          </table:table-cell>
          <table:table-cell office:value-type="float" office:value="252">
            <text:p>252</text:p>
          </table:table-cell>
          <table:table-cell office:value-type="float" office:value="118">
            <text:p>118</text:p>
          </table:table-cell>
          <table:table-cell office:value-type="float" office:value="86">
            <text:p>86</text:p>
          </table:table-cell>
          <table:table-cell/>
          <table:table-cell office:value-type="float" office:value="1.3">
            <text:p>1.3</text:p>
          </table:table-cell>
          <table:table-cell office:value-type="float" office:value="3.4">
            <text:p>3.4</text:p>
          </table:table-cell>
          <table:table-cell table:number-columns-repeated="21"/>
          <table:table-cell office:value-type="string">
            <text:p>Globalsta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Ku-Band Receiver</text:p>
          </table:table-cell>
          <table:table-cell office:value-type="string">
            <text:p>Mitsubishi</text:p>
          </table:table-cell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/>
          <table:table-cell office:value-type="float" office:value="1.45">
            <text:p>1.45</text:p>
          </table:table-cell>
          <table:table-cell office:value-type="float" office:value="12">
            <text:p>12</text:p>
          </table:table-cell>
          <table:table-cell table:number-columns-repeated="21"/>
          <table:table-cell office:value-type="string">
            <text:p>ECHOSTAR-8, TEMPO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Small Satellite Power System 1,6kW</text:p>
          </table:table-cell>
          <table:table-cell office:value-type="string">
            <text:p>SSTL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">
            <text:p>30</text:p>
          </table:table-cell>
          <table:table-cell/>
          <table:table-cell office:value-type="float" office:value="2.25">
            <text:p>2.25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CFESAT, RapidEye,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High Power PCDU 1,5-5kW</text:p>
          </table:table-cell>
          <table:table-cell office:value-type="string">
            <text:p>Astrium</text:p>
          </table:table-cell>
          <table:table-cell office:value-type="float" office:value="605">
            <text:p>605</text:p>
          </table:table-cell>
          <table:table-cell office:value-type="float" office:value="300">
            <text:p>300</text:p>
          </table:table-cell>
          <table:table-cell office:value-type="float" office:value="212">
            <text:p>212</text:p>
          </table:table-cell>
          <table:table-cell/>
          <table:table-cell office:value-type="float" office:value="22.5">
            <text:p>22.5</text:p>
          </table:table-cell>
          <table:table-cell table:number-columns-repeated="3"/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TerraSAR-X, Seosar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Medium Power PCDU 0,5-3kW</text:p>
          </table:table-cell>
          <table:table-cell office:value-type="string">
            <text:p>Astrium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GRACE, GOCE, SWARM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Low Power PCDU 0,33kW</text:p>
          </table:table-cell>
          <table:table-cell office:value-type="string">
            <text:p>ThalesAlenia</text:p>
          </table:table-cell>
          <table:table-cell table:number-columns-repeated="4"/>
          <table:table-cell office:value-type="float" office:value="4.5">
            <text:p>4.5</text:p>
          </table:table-cell>
          <table:table-cell table:number-columns-repeated="22"/>
          <table:table-cell office:value-type="string">
            <text:p>Myriade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Medium Power PCDU 0,5-4,5kW</text:p>
          </table:table-cell>
          <table:table-cell office:value-type="string">
            <text:p>ThalesAlenia</text:p>
          </table:table-cell>
          <table:table-cell office:value-type="float" office:value="340">
            <text:p>340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  <table:table-cell/>
          <table:table-cell office:value-type="float" office:value="1.1">
            <text:p>1.1</text:p>
          </table:table-cell>
          <table:table-cell table:number-columns-repeated="22"/>
          <table:table-cell office:value-type="string">
            <text:p>GIOVE-A, Sentinel-1/3, SMALLSAT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Power Conditioning Unit 2,4kW</text:p>
          </table:table-cell>
          <table:table-cell office:value-type="string">
            <text:p>TERMA</text:p>
          </table:table-cell>
          <table:table-cell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158">
            <text:p>158</text:p>
          </table:table-cell>
          <table:table-cell/>
          <table:table-cell office:value-type="float" office:value="8.3">
            <text:p>8.3</text:p>
          </table:table-cell>
          <table:table-cell table:number-columns-repeated="22"/>
          <table:table-cell office:value-type="string">
            <text:p>Rosetta, Mars Exp., Venus Exp.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Power Distribution Module 0,56kW</text:p>
          </table:table-cell>
          <table:table-cell office:value-type="string">
            <text:p>TERMA</text:p>
          </table:table-cell>
          <table:table-cell office:value-type="float" office:value="230">
            <text:p>230</text:p>
          </table:table-cell>
          <table:table-cell office:value-type="float" office:value="185">
            <text:p>185</text:p>
          </table:table-cell>
          <table:table-cell office:value-type="float" office:value="23">
            <text:p>23</text:p>
          </table:table-cell>
          <table:table-cell/>
          <table:table-cell office:value-type="float" office:value="0.55">
            <text:p>0.55</text:p>
          </table:table-cell>
          <table:table-cell table:number-columns-repeated="22"/>
          <table:table-cell office:value-type="string">
            <text:p>XMM-Newton, Integral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Battery C/D Reg. Module 0,3kW</text:p>
          </table:table-cell>
          <table:table-cell office:value-type="string">
            <text:p>TERMA</text:p>
          </table:table-cell>
          <table:table-cell office:value-type="float" office:value="193">
            <text:p>193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/>
          <table:table-cell office:value-type="float" office:value="0.55">
            <text:p>0.55</text:p>
          </table:table-cell>
          <table:table-cell table:number-columns-repeated="22"/>
          <table:table-cell office:value-type="string">
            <text:p>Mars Exp., Venus Exp., Rosetta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mmand and Monitoring Module</text:p>
          </table:table-cell>
          <table:table-cell office:value-type="string">
            <text:p>TERMA</text:p>
          </table:table-cell>
          <table:table-cell office:value-type="float" office:value="193">
            <text:p>193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/>
          <table:table-cell office:value-type="float" office:value="0.35">
            <text:p>0.35</text:p>
          </table:table-cell>
          <table:table-cell office:value-type="float" office:value="1.1">
            <text:p>1.1</text:p>
          </table:table-cell>
          <table:table-cell table:number-columns-repeated="21"/>
          <table:table-cell office:value-type="string">
            <text:p>Mars Exp., Venus Exp., Rosetta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SmallSAT Power 0,3kW</text:p>
          </table:table-cell>
          <table:table-cell office:value-type="string">
            <text:p>ClydeSpace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/>
          <table:table-cell office:value-type="float" office:value="1.5">
            <text:p>1.5</text:p>
          </table:table-cell>
          <table:table-cell table:number-columns-repeated="22"/>
          <table:table-cell office:value-type="string">
            <text:p>RapidEye, UK-DMC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SmallGEO Power 0,3kW</text:p>
          </table:table-cell>
          <table:table-cell office:value-type="string">
            <text:p>ClydeSpace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/>
          <table:table-cell office:value-type="float" office:value="2.5">
            <text:p>2.5</text:p>
          </table:table-cell>
          <table:table-cell table:number-columns-repeated="22"/>
          <table:table-cell office:value-type="string">
            <text:p>GIOVE-A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VES100 – hg. spec. en. space cell</text:p>
          </table:table-cell>
          <table:table-cell office:value-type="string">
            <text:p>Saft</text:p>
          </table:table-cell>
          <table:table-cell office:value-type="float" office:value="185">
            <text:p>185</text:p>
          </table:table-cell>
          <table:table-cell table:number-columns-repeated="2" office:value-type="float" office:value="53">
            <text:p>53</text:p>
          </table:table-cell>
          <table:table-cell/>
          <table:table-cell office:value-type="float" office:value="0.81">
            <text:p>0.8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7"/>
          <table:table-cell office:value-type="string">
            <text:p>GIOVE-B, Proteus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VL48E – high energy space cell</text:p>
          </table:table-cell>
          <table:table-cell office:value-type="string">
            <text:p>Saft</text:p>
          </table:table-cell>
          <table:table-cell office:value-type="float" office:value="245">
            <text:p>245</text:p>
          </table:table-cell>
          <table:table-cell table:number-columns-repeated="2" office:value-type="float" office:value="54">
            <text:p>54</text:p>
          </table:table-cell>
          <table:table-cell/>
          <table:table-cell office:value-type="float" office:value="1.15">
            <text:p>1.15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9"/>
        </table:table-row>
        <table:table-row table:style-name="ro2">
          <table:table-cell office:value-type="string">
            <text:p>Power</text:p>
          </table:table-cell>
          <table:table-cell office:value-type="string">
            <text:p>Li-ion MicroSat module</text:p>
          </table:table-cell>
          <table:table-cell office:value-type="string">
            <text:p>Saft</text:p>
          </table:table-cell>
          <table:table-cell office:value-type="float" office:value="220">
            <text:p>220</text:p>
          </table:table-cell>
          <table:table-cell office:value-type="float" office:value="170">
            <text:p>170</text:p>
          </table:table-cell>
          <table:table-cell office:value-type="float" office:value="95">
            <text:p>95</text:p>
          </table:table-cell>
          <table:table-cell/>
          <table:table-cell office:value-type="float" office:value="4.5">
            <text:p>4.5</text:p>
          </table:table-cell>
          <table:table-cell table:number-columns-repeated="22"/>
          <table:table-cell office:value-type="string">
            <text:p>Proba-2, AGILE, SSETI express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Surrey Low Power Resistojet</text:p>
          </table:table-cell>
          <table:table-cell office:value-type="string">
            <text:p>SSTL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100mN; RapidEye, GIOVE-A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Surrey Microsat. Butane. Prop. Sys.</text:p>
          </table:table-cell>
          <table:table-cell office:value-type="string">
            <text:p>SSTL</text:p>
          </table:table-cell>
          <table:table-cell table:number-columns-repeated="2" office:value-type="float" office:value="440">
            <text:p>440</text:p>
          </table:table-cell>
          <table:table-cell office:value-type="float" office:value="140">
            <text:p>140</text:p>
          </table:table-cell>
          <table:table-cell/>
          <table:table-cell office:value-type="float" office:value="7.9">
            <text:p>7.9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50mN; Alsat-1, DMC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Xenon Propulsion System</text:p>
          </table:table-cell>
          <table:table-cell office:value-type="string">
            <text:p>SSTL</text:p>
          </table:table-cell>
          <table:table-cell office:value-type="float" office:value="230">
            <text:p>230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18mN; RapidEye, Proba-2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Microsatellite Gas Prop. System</text:p>
          </table:table-cell>
          <table:table-cell office:value-type="string">
            <text:p>SSTL</text:p>
          </table:table-cell>
          <table:table-cell office:value-type="float" office:value="400">
            <text:p>400</text:p>
          </table:table-cell>
          <table:table-cell office:value-type="float" office:value="254">
            <text:p>254</text:p>
          </table:table-cell>
          <table:table-cell office:value-type="float" office:value="215">
            <text:p>215</text:p>
          </table:table-cell>
          <table:table-cell/>
          <table:table-cell office:value-type="float" office:value="7.4">
            <text:p>7.4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50mN, Proba-2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Monoprop. Propul. System</text:p>
          </table:table-cell>
          <table:table-cell office:value-type="string">
            <text:p>ThalesAlenia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50">
            <text:p>350</text:p>
          </table:table-cell>
          <table:table-cell/>
          <table:table-cell office:value-type="float" office:value="40">
            <text:p>40</text:p>
          </table:table-cell>
          <table:table-cell table:number-columns-repeated="22"/>
          <table:table-cell office:value-type="string">
            <text:p>0,1N; JASON, PICASSO-CENA (Werte geschätzt)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1N HPGP Propulsion System</text:p>
          </table:table-cell>
          <table:table-cell office:value-type="string">
            <text:p>ECAPS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50">
            <text:p>350</text:p>
          </table:table-cell>
          <table:table-cell/>
          <table:table-cell office:value-type="float" office:value="9.3">
            <text:p>9.3</text:p>
          </table:table-cell>
          <table:table-cell office:value-type="float" office:value="10">
            <text:p>10</text:p>
          </table:table-cell>
          <table:table-cell table:number-columns-repeated="21"/>
          <table:table-cell office:value-type="string">
            <text:p>PRISMA (Werte geschätzt)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5N HPGP Rocket Engine</text:p>
          </table:table-cell>
          <table:table-cell office:value-type="string">
            <text:p>ECAPS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float" office:value="0.36">
            <text:p>0.36</text:p>
          </table:table-cell>
          <table:table-cell office:value-type="float" office:value="10">
            <text:p>10</text:p>
          </table:table-cell>
          <table:table-cell table:number-columns-repeated="21"/>
          <table:table-cell office:value-type="string">
            <text:p>Entwicklungsphase (Masse nur für Düse)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22N HPGP Rocket Engine</text:p>
          </table:table-cell>
          <table:table-cell office:value-type="string">
            <text:p>ECAPS</text:p>
          </table:table-cell>
          <table:table-cell office:value-type="float" office:value="216">
            <text:p>216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2"/>
          <table:table-cell office:value-type="string">
            <text:p>Entwicklungsphase (Masse nur für Düse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ine &amp; Coarse Sun Sensor</text:p>
          </table:table-cell>
          <table:table-cell office:value-type="string">
            <text:p>Bradford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/>
          <table:table-cell office:value-type="float" office:value="0.365">
            <text:p>0.3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7"/>
          <table:table-cell office:value-type="string">
            <text:p>SPOT, XMM, Herschell, Planc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DMC Sun Sensor</text:p>
          </table:table-cell>
          <table:table-cell office:value-type="string">
            <text:p>SSTL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/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80">
            <text:p>80</text:p>
          </table:table-cell>
          <table:table-cell table:number-columns-repeated="17"/>
          <table:table-cell office:value-type="string">
            <text:p>FASAT-Bravo, Uosat-12, TopSa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Coarse Bi-Axis Sun Sensor (BASS)</text:p>
          </table:table-cell>
          <table:table-cell office:value-type="string">
            <text:p>Astrium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/>
          <table:table-cell office:value-type="float" office:value="0.065">
            <text:p>0.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90">
            <text:p>90</text:p>
          </table:table-cell>
          <table:table-cell table:number-columns-repeated="17"/>
          <table:table-cell office:value-type="string">
            <text:p>Eurostar SatCom family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Linear Accurate Sun Sensor (LIASS)</text:p>
          </table:table-cell>
          <table:table-cell office:value-type="string">
            <text:p>Astrium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80">
            <text:p>-80</text:p>
          </table:table-cell>
          <table:table-cell office:value-type="float" office:value="95">
            <text:p>95</text:p>
          </table:table-cell>
          <table:table-cell table:number-columns-repeated="17"/>
          <table:table-cell office:value-type="string">
            <text:p>Eurostar SatCom family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ine Sun Sensor (FSS)</text:p>
          </table:table-cell>
          <table:table-cell office:value-type="string">
            <text:p>Jenoptik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56">
            <text:p>56</text:p>
          </table:table-cell>
          <table:table-cell/>
          <table:table-cell office:value-type="float" office:value="0.65">
            <text:p>0.6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5">
            <text:p>65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ine Sun Sensor</text:p>
          </table:table-cell>
          <table:table-cell office:value-type="string">
            <text:p>Satellite Ser.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/>
          <table:table-cell office:value-type="float" office:value="0.035">
            <text:p>0.04</text:p>
          </table:table-cell>
          <table:table-cell office:value-type="float" office:value="0.0075">
            <text:p>0.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Einsatz auf 4 LEO Satelliten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Digital Sun Sensor (DSS)</text:p>
          </table:table-cell>
          <table:table-cell office:value-type="string">
            <text:p>Officine Gal.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0">
            <text:p>50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Coarse Sun Sensor</text:p>
          </table:table-cell>
          <table:table-cell office:value-type="string">
            <text:p>Comtech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0.9">
            <text:p>0.9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93">
            <text:p>93</text:p>
          </table:table-cell>
          <table:table-cell table:number-columns-repeated="17"/>
          <table:table-cell office:value-type="string">
            <text:p>ALEXIS, HETE, MOST, ChipSA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edium Sun Sensor</text:p>
          </table:table-cell>
          <table:table-cell office:value-type="string">
            <text:p>Comtech</text:p>
          </table:table-cell>
          <table:table-cell table:number-columns-repeated="2" office:value-type="float" office:value="2.43">
            <text:p>2.43</text:p>
          </table:table-cell>
          <table:table-cell office:value-type="float" office:value="3.49">
            <text:p>3.49</text:p>
          </table:table-cell>
          <table:table-cell/>
          <table:table-cell office:value-type="float" office:value="0.054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93">
            <text:p>93</text:p>
          </table:table-cell>
          <table:table-cell table:number-columns-repeated="17"/>
          <table:table-cell office:value-type="string">
            <text:p>ALEXIS, HETE, TERRIERS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Earth Sensor Assembly</text:p>
          </table:table-cell>
          <table:table-cell office:value-type="string">
            <text:p>NEC</text:p>
          </table:table-cell>
          <table:table-cell office:value-type="float" office:value="121">
            <text:p>121</text:p>
          </table:table-cell>
          <table:table-cell office:value-type="float" office:value="157">
            <text:p>157</text:p>
          </table:table-cell>
          <table:table-cell office:value-type="float" office:value="123">
            <text:p>123</text:p>
          </table:table-cell>
          <table:table-cell/>
          <table:table-cell office:value-type="float" office:value="1.95">
            <text:p>1.95</text:p>
          </table:table-cell>
          <table:table-cell office:value-type="float" office:value="4">
            <text:p>4</text:p>
          </table:table-cell>
          <table:table-cell table:number-columns-repeated="21"/>
          <table:table-cell office:value-type="string">
            <text:p>Thor, Sirius-FM, GALAXY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D 15 Earth Sensor</text:p>
          </table:table-cell>
          <table:table-cell office:value-type="string">
            <text:p>Sodern</text:p>
          </table:table-cell>
          <table:table-cell office:value-type="float" office:value="168">
            <text:p>168</text:p>
          </table:table-cell>
          <table:table-cell table:number-columns-repeated="2" office:value-type="float" office:value="206">
            <text:p>206</text:p>
          </table:table-cell>
          <table:table-cell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17"/>
          <table:table-cell office:value-type="string">
            <text:p>für GEO (TC2, HOT BIRD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D 16 Earth Sensor</text:p>
          </table:table-cell>
          <table:table-cell office:value-type="string">
            <text:p>Sodern</text:p>
          </table:table-cell>
          <table:table-cell office:value-type="float" office:value="175">
            <text:p>175</text:p>
          </table:table-cell>
          <table:table-cell office:value-type="float" office:value="208">
            <text:p>208</text:p>
          </table:table-cell>
          <table:table-cell office:value-type="float" office:value="386">
            <text:p>386</text:p>
          </table:table-cell>
          <table:table-cell/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SPOT, ENVISAT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IRES Infrared Earth Sensor</text:p>
          </table:table-cell>
          <table:table-cell office:value-type="string">
            <text:p>Selex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  <table:table-cell office:value-type="float" office:value="156">
            <text:p>156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GEO/MEO (EUTELSAT uvm.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agnetometer</text:p>
          </table:table-cell>
          <table:table-cell office:value-type="string">
            <text:p>SSTL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/>
          <table:table-cell office:value-type="float" office:value="0.14">
            <text:p>0.1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, schon 25 Missionen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3-axis Fluxgate Magnetometer</text:p>
          </table:table-cell>
          <table:table-cell office:value-type="string">
            <text:p>SST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/>
          <table:table-cell office:value-type="float" office:value="0.295">
            <text:p>0.3</text:p>
          </table:table-cell>
          <table:table-cell office:value-type="float" office:value="0.014">
            <text:p>0.01</text:p>
          </table:table-cell>
          <table:table-cell table:number-columns-repeated="2"/>
          <table:table-cell office:value-type="float" office:value="-50">
            <text:p>-50</text:p>
          </table:table-cell>
          <table:table-cell office:value-type="float" office:value="80">
            <text:p>80</text:p>
          </table:table-cell>
          <table:table-cell table:number-columns-repeated="17"/>
          <table:table-cell office:value-type="string">
            <text:p>für LEO, schon 14 Missionen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AG-3 Three-Axis Magnetometer</text:p>
          </table:table-cell>
          <table:table-cell office:value-type="string">
            <text:p>SpaceQuest</text:p>
          </table:table-cell>
          <table:table-cell office:value-type="float" office:value="35.1">
            <text:p>35.1</text:p>
          </table:table-cell>
          <table:table-cell office:value-type="float" office:value="32.3">
            <text:p>32.3</text:p>
          </table:table-cell>
          <table:table-cell office:value-type="float" office:value="82.6">
            <text:p>82.6</text:p>
          </table:table-cell>
          <table:table-cell/>
          <table:table-cell office:value-type="float" office:value="0.1">
            <text:p>0.1</text:p>
          </table:table-cell>
          <table:table-cell office:value-type="float" office:value="0.025">
            <text:p>0.03</text:p>
          </table:table-cell>
          <table:table-cell table:number-columns-repeated="2"/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7"/>
          <table:table-cell office:value-type="string">
            <text:p>Rechner, Kamera (für LEO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ltair HB+ Star Tracker</text:p>
          </table:table-cell>
          <table:table-cell office:value-type="string">
            <text:p>SSTL</text:p>
          </table:table-cell>
          <table:table-cell office:value-type="float" office:value="132">
            <text:p>132</text:p>
          </table:table-cell>
          <table:table-cell office:value-type="float" office:value="176">
            <text:p>176</text:p>
          </table:table-cell>
          <table:table-cell office:value-type="float" office:value="316">
            <text:p>316</text:p>
          </table:table-cell>
          <table:table-cell/>
          <table:table-cell office:value-type="float" office:value="2.6">
            <text:p>2.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Blende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185">
            <text:p>185</text:p>
          </table:table-cell>
          <table:table-cell table:number-columns-repeated="27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Rigel-L Star Tracker</text:p>
          </table:table-cell>
          <table:table-cell office:value-type="string">
            <text:p>SSTL</text:p>
          </table:table-cell>
          <table:table-cell office:value-type="float" office:value="155">
            <text:p>155</text:p>
          </table:table-cell>
          <table:table-cell office:value-type="float" office:value="210">
            <text:p>210</text:p>
          </table:table-cell>
          <table:table-cell office:value-type="float" office:value="139">
            <text:p>139</text:p>
          </table:table-cell>
          <table:table-cell/>
          <table:table-cell office:value-type="float" office:value="2.85">
            <text:p>2.8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Rechner, Kamera (für LEO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table:number-columns-repeated="25"/>
          <table:table-cell office:value-type="string">
            <text:p>Blende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utonomous Star Sensor ASTRO 10</text:p>
          </table:table-cell>
          <table:table-cell office:value-type="string">
            <text:p>Jenoptik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75">
            <text:p>75</text:p>
          </table:table-cell>
          <table:table-cell/>
          <table:table-cell office:value-type="float" office:value="3.16">
            <text:p>3.1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264">
            <text:p>264</text:p>
          </table:table-cell>
          <table:table-cell table:number-columns-repeated="25"/>
          <table:table-cell office:value-type="string">
            <text:p>Opti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utonomous Star Sensor ASTRO 15</text:p>
          </table:table-cell>
          <table:table-cell office:value-type="string">
            <text:p>Jenoptik</text:p>
          </table:table-cell>
          <table:table-cell table:number-columns-repeated="2" office:value-type="float" office:value="192">
            <text:p>192</text:p>
          </table:table-cell>
          <table:table-cell office:value-type="float" office:value="552">
            <text:p>552</text:p>
          </table:table-cell>
          <table:table-cell/>
          <table:table-cell office:value-type="float" office:value="4.35">
            <text:p>4.3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55">
            <text:p>55</text:p>
          </table:table-cell>
          <table:table-cell table:number-columns-repeated="17"/>
          <table:table-cell office:value-type="string">
            <text:p>für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ctive Pixel Sensor ASTRO APS</text:p>
          </table:table-cell>
          <table:table-cell office:value-type="string">
            <text:p>Jenoptik</text:p>
          </table:table-cell>
          <table:table-cell table:number-columns-repeated="2" office:value-type="float" office:value="154">
            <text:p>154</text:p>
          </table:table-cell>
          <table:table-cell office:value-type="float" office:value="231">
            <text:p>231</text:p>
          </table:table-cell>
          <table:table-cell/>
          <table:table-cell office:value-type="float" office:value="1500">
            <text:p>150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Version LEO (gibt auch GEO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HYDRA Star Tracker</text:p>
          </table:table-cell>
          <table:table-cell office:value-type="string">
            <text:p>Sodern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.75">
            <text:p>1.7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ED26 Star Tracker</text:p>
          </table:table-cell>
          <table:table-cell office:value-type="string">
            <text:p>Sodern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350">
            <text:p>350</text:p>
          </table:table-cell>
          <table:table-cell/>
          <table:table-cell office:value-type="float" office:value="3.3">
            <text:p>3.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ar Tracker HE-5AS</text:p>
          </table:table-cell>
          <table:table-cell office:value-type="string">
            <text:p>TERMA</text:p>
          </table:table-cell>
          <table:table-cell office:value-type="float" office:value="245">
            <text:p>245</text:p>
          </table:table-cell>
          <table:table-cell office:value-type="float" office:value="165">
            <text:p>165</text:p>
          </table:table-cell>
          <table:table-cell office:value-type="float" office:value="29">
            <text:p>29</text:p>
          </table:table-cell>
          <table:table-cell/>
          <table:table-cell office:value-type="float" office:value="2.2">
            <text:p>2.2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20">
            <text:p>20</text:p>
          </table:table-cell>
          <table:table-cell table:number-columns-repeated="17"/>
          <table:table-cell office:value-type="string">
            <text:p>Elektronik (Cryosat, LISA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table:number-columns-repeated="2" office:value-type="float" office:value="120">
            <text:p>120</text:p>
          </table:table-cell>
          <table:table-cell office:value-type="float" office:value="33">
            <text:p>33</text:p>
          </table:table-cell>
          <table:table-cell table:number-columns-repeated="24"/>
          <table:table-cell office:value-type="string">
            <text:p>Opti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ar Tracker Stellar Compass</text:p>
          </table:table-cell>
          <table:table-cell office:value-type="string">
            <text:p>Clementine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32">
            <text:p>132</text:p>
          </table:table-cell>
          <table:table-cell/>
          <table:table-cell office:value-type="float" office:value="0.29">
            <text:p>0.29</text:p>
          </table:table-cell>
          <table:table-cell office:value-type="float" office:value="4.5">
            <text:p>4.5</text:p>
          </table:table-cell>
          <table:table-cell table:number-columns-repeated="21"/>
          <table:table-cell office:value-type="string">
            <text:p>nur Kamera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ar Tracker</text:p>
          </table:table-cell>
          <table:table-cell office:value-type="string">
            <text:p>ATI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3">
            <text:p>183</text:p>
          </table:table-cell>
          <table:table-cell/>
          <table:table-cell office:value-type="float" office:value="1.85">
            <text:p>1.85</text:p>
          </table:table-cell>
          <table:table-cell office:value-type="float" office:value="7.5">
            <text:p>7.5</text:p>
          </table:table-cell>
          <table:table-cell table:number-columns-repeated="23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iniature Star Tracker</text:p>
          </table:table-cell>
          <table:table-cell office:value-type="string">
            <text:p>Comtech</text:p>
          </table:table-cell>
          <table:table-cell office:value-type="float" office:value="60">
            <text:p>60</text:p>
          </table:table-cell>
          <table:table-cell table:number-columns-repeated="2" office:value-type="float" office:value="76">
            <text:p>76</text:p>
          </table:table-cell>
          <table:table-cell/>
          <table:table-cell office:value-type="float" office:value="0.375">
            <text:p>0.3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Inertial Sensor MIRAS-01</text:p>
          </table:table-cell>
          <table:table-cell office:value-type="string">
            <text:p>SSTL</text:p>
          </table:table-cell>
          <table:table-cell office:value-type="float" office:value="324">
            <text:p>32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/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NigeriaSat-2, Kanopus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STRIX 200 IMU</text:p>
          </table:table-cell>
          <table:table-cell office:value-type="string">
            <text:p>Astrium</text:p>
          </table:table-cell>
          <table:table-cell office:value-type="float" office:value="295">
            <text:p>29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Eletronik (Pleiades, Aeolus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table:number-columns-repeated="2" office:value-type="float" office:value="330">
            <text:p>330</text:p>
          </table:table-cell>
          <table:table-cell office:value-type="float" office:value="280">
            <text:p>280</text:p>
          </table:table-cell>
          <table:table-cell table:number-columns-repeated="24"/>
          <table:table-cell office:value-type="string">
            <text:p>Gyr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STRIX 3M²</text:p>
          </table:table-cell>
          <table:table-cell office:value-type="string">
            <text:p>Astrium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/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, MEO,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ault Tolerant Inertial Navigation Unit</text:p>
          </table:table-cell>
          <table:table-cell office:value-type="string">
            <text:p>Honeywell</text:p>
          </table:table-cell>
          <table:table-cell office:value-type="float" office:value="504">
            <text:p>504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/>
          <table:table-cell office:value-type="float" office:value="37.2">
            <text:p>37.2</text:p>
          </table:table-cell>
          <table:table-cell office:value-type="float" office:value="175">
            <text:p>175</text:p>
          </table:table-cell>
          <table:table-cell table:number-columns-repeated="23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iniature Inertial Measurement Unit</text:p>
          </table:table-cell>
          <table:table-cell office:value-type="string">
            <text:p>Honeywell</text:p>
          </table:table-cell>
          <table:table-cell table:number-columns-repeated="2" office:value-type="float" office:value="233">
            <text:p>233</text:p>
          </table:table-cell>
          <table:table-cell office:value-type="float" office:value="169">
            <text:p>169</text:p>
          </table:table-cell>
          <table:table-cell/>
          <table:table-cell office:value-type="float" office:value="4.7">
            <text:p>4.7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5">
            <text:p>65</text:p>
          </table:table-cell>
          <table:table-cell table:number-columns-repeated="17"/>
          <table:table-cell office:value-type="string">
            <text:p>schon 250 ausgeliefer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Three axis Rate Instrument Sensing</text:p>
          </table:table-cell>
          <table:table-cell office:value-type="string">
            <text:p>ThalesAlenia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0">
            <text:p>120</text:p>
          </table:table-cell>
          <table:table-cell/>
          <table:table-cell office:value-type="float" office:value="1.8">
            <text:p>1.8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ESA Integral Spacecraf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osaicGNSS Receiver</text:p>
          </table:table-cell>
          <table:table-cell office:value-type="string">
            <text:p>Astrium</text:p>
          </table:table-cell>
          <table:table-cell office:value-type="float" office:value="272">
            <text:p>272</text:p>
          </table:table-cell>
          <table:table-cell office:value-type="float" office:value="284">
            <text:p>284</text:p>
          </table:table-cell>
          <table:table-cell office:value-type="float" office:value="92">
            <text:p>92</text:p>
          </table:table-cell>
          <table:table-cell/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, MEO, GEO (TerraSAR-X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GPS Navigation Unit</text:p>
          </table:table-cell>
          <table:table-cell office:value-type="string">
            <text:p>ThalesAlenia</text:p>
          </table:table-cell>
          <table:table-cell office:value-type="float" office:value="276">
            <text:p>276</text:p>
          </table:table-cell>
          <table:table-cell office:value-type="float" office:value="170">
            <text:p>170</text:p>
          </table:table-cell>
          <table:table-cell office:value-type="float" office:value="116">
            <text:p>116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17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Innovative GNSS Navigation Receiver</text:p>
          </table:table-cell>
          <table:table-cell office:value-type="string">
            <text:p>RUAG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/>
          <table:table-cell office:value-type="float" office:value="1.3">
            <text:p>1.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GPS based Orbit Determination</text:p>
          </table:table-cell>
          <table:table-cell office:value-type="string">
            <text:p>RUAG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104">
            <text:p>104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Enhanced Space Integrated GPS/INS</text:p>
          </table:table-cell>
          <table:table-cell office:value-type="string">
            <text:p>Honeywell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49">
            <text:p>249</text:p>
          </table:table-cell>
          <table:table-cell/>
          <table:table-cell office:value-type="float" office:value="9.5">
            <text:p>9.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-54">
            <text:p>-54</text:p>
          </table:table-cell>
          <table:table-cell office:value-type="float" office:value="55">
            <text:p>55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GPS-12-V1 GPS Receiver</text:p>
          </table:table-cell>
          <table:table-cell office:value-type="string">
            <text:p>SpaceQuest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05U – Space GPS Receiver</text:p>
          </table:table-cell>
          <table:table-cell office:value-type="string">
            <text:p>SSTL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Nanosatelliten im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05P – Space GPS Receiver</text:p>
          </table:table-cell>
          <table:table-cell office:value-type="string">
            <text:p>SSTL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Kleinsatelliten im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07 – Space GPS Receiver</text:p>
          </table:table-cell>
          <table:table-cell office:value-type="string">
            <text:p>SSTL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/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LEO (GIOVE-A, UK-DMC2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10 – Space GPS Receiver</text:p>
          </table:table-cell>
          <table:table-cell office:value-type="string">
            <text:p>SSTL</text:p>
          </table:table-cell>
          <table:table-cell table:number-columns-repeated="2" office:value-type="float" office:value="160">
            <text:p>160</text:p>
          </table:table-cell>
          <table:table-cell office:value-type="float" office:value="50">
            <text:p>50</text:p>
          </table:table-cell>
          <table:table-cell/>
          <table:table-cell office:value-type="float" office:value="0.95">
            <text:p>0.9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20 – Space GPS Receiver</text:p>
          </table:table-cell>
          <table:table-cell office:value-type="string">
            <text:p>SSTL</text:p>
          </table:table-cell>
          <table:table-cell table:number-columns-repeated="2" office:value-type="float" office:value="160">
            <text:p>160</text:p>
          </table:table-cell>
          <table:table-cell office:value-type="float" office:value="50">
            <text:p>50</text:p>
          </table:table-cell>
          <table:table-cell/>
          <table:table-cell office:value-type="float" office:value="0.95">
            <text:p>0.9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GEO – Space GPS Receiver</text:p>
          </table:table-cell>
          <table:table-cell office:value-type="string">
            <text:p>SSTL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21"/>
          <table:table-cell office:value-type="string">
            <text:p>für GEO (DART, PROBA-1)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12 Reaction Wheel</text:p>
          </table:table-cell>
          <table:table-cell office:value-type="string">
            <text:p>Honeywell</text:p>
          </table:table-cell>
          <table:table-cell office:value-type="float" office:value="159">
            <text:p>159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float" office:value="9.5">
            <text:p>9.5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14 Reaction Wheel</text:p>
          </table:table-cell>
          <table:table-cell office:value-type="string">
            <text:p>Honeywell</text:p>
          </table:table-cell>
          <table:table-cell office:value-type="float" office:value="159">
            <text:p>159</text:p>
          </table:table-cell>
          <table:table-cell office:value-type="float" office:value="366">
            <text:p>366</text:p>
          </table:table-cell>
          <table:table-cell table:number-columns-repeated="2"/>
          <table:table-cell office:value-type="float" office:value="10.6">
            <text:p>10.6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16 Reaction Wheel</text:p>
          </table:table-cell>
          <table:table-cell office:value-type="string">
            <text:p>Honeywell</text:p>
          </table:table-cell>
          <table:table-cell office:value-type="float" office:value="178">
            <text:p>178</text:p>
          </table:table-cell>
          <table:table-cell office:value-type="float" office:value="418">
            <text:p>41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0610 Reaction Wheel</text:p>
          </table:table-cell>
          <table:table-cell office:value-type="string">
            <text:p>Honeywell</text:p>
          </table:table-cell>
          <table:table-cell table:number-columns-repeated="2" office:value-type="float" office:value="267">
            <text:p>267</text:p>
          </table:table-cell>
          <table:table-cell office:value-type="float" office:value="120">
            <text:p>120</text:p>
          </table:table-cell>
          <table:table-cell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number-columns-repeated="21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Reaction Wheel</text:p>
          </table:table-cell>
          <table:table-cell office:value-type="string">
            <text:p>Satellite Ser.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5">
            <text:p>105</text:p>
          </table:table-cell>
          <table:table-cell/>
          <table:table-cell office:value-type="float" office:value="1.55">
            <text:p>1.55</text:p>
          </table:table-cell>
          <table:table-cell office:value-type="float" office:value="1.12">
            <text:p>1.12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LeoStar Reaction Wheel</text:p>
          </table:table-cell>
          <table:table-cell office:value-type="string">
            <text:p>Orbital Sc.</text:p>
          </table:table-cell>
          <table:table-cell table:number-columns-repeated="2" office:value-type="float" office:value="203">
            <text:p>203</text:p>
          </table:table-cell>
          <table:table-cell office:value-type="float" office:value="101">
            <text:p>101</text:p>
          </table:table-cell>
          <table:table-cell/>
          <table:table-cell office:value-type="float" office:value="3.628">
            <text:p>3.63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WI 30-400/37 Reaction Wheel</text:p>
          </table:table-cell>
          <table:table-cell office:value-type="string">
            <text:p>Rockewell C.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5.3">
            <text:p>15.3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WI 100-100/100 Reaction Wheel</text:p>
          </table:table-cell>
          <table:table-cell office:value-type="string">
            <text:p>Rockewell C.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7"/>
          <table:table-cell office:value-type="string">
            <text:p>für Sats. von 50kg bis 5000kg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W05 Reaction Wheel Unit</text:p>
          </table:table-cell>
          <table:table-cell office:value-type="string">
            <text:p>Bradford</text:p>
          </table:table-cell>
          <table:table-cell office:value-type="float" office:value="235">
            <text:p>23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3.2">
            <text:p>3.2</text:p>
          </table:table-cell>
          <table:table-cell office:value-type="float" office:value="73">
            <text:p>73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W18 Reaction Wheel Unit</text:p>
          </table:table-cell>
          <table:table-cell office:value-type="string">
            <text:p>Bradford</text:p>
          </table:table-cell>
          <table:table-cell office:value-type="float" office:value="295">
            <text:p>29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4.95">
            <text:p>4.95</text:p>
          </table:table-cell>
          <table:table-cell office:value-type="float" office:value="63">
            <text:p>63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W45 Reaction Wheel Unit</text:p>
          </table:table-cell>
          <table:table-cell office:value-type="string">
            <text:p>Bradford</text:p>
          </table:table-cell>
          <table:table-cell office:value-type="float" office:value="365">
            <text:p>36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6.95">
            <text:p>6.95</text:p>
          </table:table-cell>
          <table:table-cell office:value-type="float" office:value="64">
            <text:p>64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table:number-columns-repeated="2"/>
          <table:table-cell office:value-type="float" office:value="291">
            <text:p>291</text:p>
          </table:table-cell>
          <table:table-cell office:value-type="float" office:value="259">
            <text:p>259</text:p>
          </table:table-cell>
          <table:table-cell office:value-type="float" office:value="181">
            <text:p>181</text:p>
          </table:table-cell>
          <table:table-cell/>
          <table:table-cell office:value-type="float" office:value="8.8">
            <text:p>8.8</text:p>
          </table:table-cell>
          <table:table-cell table:number-columns-repeated="22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W-1000 Reaction Wheel</text:p>
          </table:table-cell>
          <table:table-cell office:value-type="string">
            <text:p>SpaceQuest</text:p>
          </table:table-cell>
          <table:table-cell table:number-columns-repeated="2" office:value-type="float" office:value="115">
            <text:p>115</text:p>
          </table:table-cell>
          <table:table-cell office:value-type="float" office:value="86">
            <text:p>86</text:p>
          </table:table-cell>
          <table:table-cell/>
          <table:table-cell office:value-type="float" office:value="1.8">
            <text:p>1.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CMG 4-6S</text:p>
          </table:table-cell>
          <table:table-cell office:value-type="string">
            <text:p>Astrium</text:p>
          </table:table-cell>
          <table:table-cell office:value-type="float" office:value="270">
            <text:p>270</text:p>
          </table:table-cell>
          <table:table-cell office:value-type="float" office:value="225">
            <text:p>225</text:p>
          </table:table-cell>
          <table:table-cell office:value-type="float" office:value="313">
            <text:p>313</text:p>
          </table:table-cell>
          <table:table-cell/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CMG 15-45S</text:p>
          </table:table-cell>
          <table:table-cell office:value-type="string">
            <text:p>Astrium</text:p>
          </table:table-cell>
          <table:table-cell table:number-columns-repeated="2" office:value-type="float" office:value="270">
            <text:p>270</text:p>
          </table:table-cell>
          <table:table-cell office:value-type="float" office:value="350">
            <text:p>350</text:p>
          </table:table-cell>
          <table:table-cell/>
          <table:table-cell office:value-type="float" office:value="18.4">
            <text:p>18.4</text:p>
          </table:table-cell>
          <table:table-cell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24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50 Control Moment Gyroscope</text:p>
          </table:table-cell>
          <table:table-cell office:value-type="string">
            <text:p>Honeywell</text:p>
          </table:table-cell>
          <table:table-cell office:value-type="float" office:value="195">
            <text:p>195</text:p>
          </table:table-cell>
          <table:table-cell office:value-type="float" office:value="447">
            <text:p>447</text:p>
          </table:table-cell>
          <table:table-cell office:value-type="float" office:value="714">
            <text:p>714</text:p>
          </table:table-cell>
          <table:table-cell/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238">
            <text:p>238</text:p>
          </table:table-cell>
          <table:table-cell office:value-type="float" office:value="263">
            <text:p>263</text:p>
          </table:table-cell>
          <table:table-cell table:number-columns-repeated="24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TR-5 Magnetorquer</text:p>
          </table:table-cell>
          <table:table-cell office:value-type="string">
            <text:p>SSTL</text:p>
          </table:table-cell>
          <table:table-cell office:value-type="float" office:value="251">
            <text:p>251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Alsat-1, UK-DMC, Bilsat)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TR-30 Magnetorquer</text:p>
          </table:table-cell>
          <table:table-cell office:value-type="string">
            <text:p>SSTL</text:p>
          </table:table-cell>
          <table:table-cell office:value-type="float" office:value="378">
            <text:p>378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/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SciSat, Giove-A)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agnetorquer Rod</text:p>
          </table:table-cell>
          <table:table-cell office:value-type="string">
            <text:p>Satellite Ser.</text:p>
          </table:table-cell>
          <table:table-cell office:value-type="float" office:value="30">
            <text:p>30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float" office:value="1.65">
            <text:p>1.6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35">
            <text:p>-35</text:p>
          </table:table-cell>
          <table:table-cell office:value-type="float" office:value="75">
            <text:p>75</text:p>
          </table:table-cell>
          <table:table-cell table:number-columns-repeated="17"/>
          <table:table-cell office:value-type="string">
            <text:p>variable Länge</text:p>
          </table:table-cell>
          <table:table-cell/>
        </table:table-row>
        <table:table-row table:style-name="ro2" table:number-rows-repeated="65380">
          <table:table-cell table:number-columns-repeated="32"/>
        </table:table-row>
        <table:table-row table:style-name="ro3" table:number-rows-repeated="983023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Bausteine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011" table:default-cell-style-name="Default"/>
        <table:table-row table:style-name="ro3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3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2"/>
          <table:table-cell table:style-name="ce1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 office:value-type="string">
            <text:p>TODO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 office:value-type="string">
            <text:p>TODO: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23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orientation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/>
        </table:table-row>
        <table:table-row table:style-name="ro3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,1,0;2,1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4;1,0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4;1,2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;2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;0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;0,2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>
            <text:p>Gesamt</text:p>
          </table:table-cell>
          <table:table-cell table:style-name="ce7" table:number-columns-repeated="3"/>
          <table:table-cell table:style-name="ce8" table:formula="of:=SUM([.F6:.F24])" office:value-type="float" office:value="987.44">
            <text:p>987.44</text:p>
          </table:table-cell>
          <table:table-cell table:style-name="ce8" table:formula="of:=SUM([.G6:.G24])" office:value-type="float" office:value="2156">
            <text:p>2156</text:p>
          </table:table-cell>
          <table:table-cell table:style-name="ce8"/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4"/>
          <table:table-cell table:number-columns-repeated="8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;0,2,1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olargeneratorbaustein (entfaltbar, nachführbar)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y</text:p>
          </table:table-cell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table:style-name="ce9" office:value-type="string">
            <text:p>0,0,1;0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;2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88">
            <text:p>188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>
            <text:p>Gesamt</text:p>
          </table:table-cell>
          <table:table-cell table:style-name="ce7"/>
          <table:table-cell/>
          <table:table-cell table:style-name="ce7"/>
          <table:table-cell table:style-name="ce8" table:formula="of:=SUM([.F28:.F44])" office:value-type="float" office:value="667.71">
            <text:p>667.71</text:p>
          </table:table-cell>
          <table:table-cell table:style-name="ce8" table:formula="of:=SUM([.G28:.G44])" office:value-type="float" office:value="1626">
            <text:p>162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5"/>
          <table:table-cell table:style-name="ce10"/>
          <table:table-cell table:number-columns-repeated="3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Inertial Measurement Unit Baustein (sehr genau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Batterie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/>
          <table:table-cell/>
          <table:table-cell table:style-name="ce8"/>
          <table:table-cell table:style-name="ce8" table:formula="of:=SUM([.F48:.F65])" office:value-type="float" office:value="1046.97">
            <text:p>1046.97</text:p>
          </table:table-cell>
          <table:table-cell table:style-name="ce8" table:formula="of:=SUM([.G48:.G65])" office:value-type="float" office:value="21606">
            <text:p>2160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9"/>
        </table:table-row>
        <table:table-row table:style-name="ro5">
          <table:table-cell/>
          <table:table-cell table:style-name="ce5" office:value-type="string">
            <text:p>Referenzmissionen mit Tank in der Kernstruktur</text:p>
          </table:table-cell>
          <table:table-cell table:number-columns-repeated="7"/>
        </table:table-row>
        <table:table-row table:style-name="ro5">
          <table:table-cell table:style-name="ce5"/>
          <table:table-cell table:number-columns-repeated="8"/>
        </table:table-row>
        <table:table-row table:style-name="ro3">
          <table:table-cell table:style-name="ce6" office:value-type="string">
            <text:p>ADM-Aeolus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 table:number-columns-repeated="3"/>
          <table:table-cell table:style-name="ce8" table:formula="of:=SUM([.F71:.F89])" office:value-type="float" office:value="721.04">
            <text:p>721.04</text:p>
          </table:table-cell>
          <table:table-cell table:style-name="ce8" table:formula="of:=SUM([.G72:.G89])" office:value-type="float" office:value="2156">
            <text:p>215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>
            <text:p>EnMAP</text:p>
          </table:table-cell>
          <table:table-cell office:value-type="string">
            <text:p>Kernstruktur2x2x2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167">
            <text:p>167</text:p>
          </table:table-cell>
          <table:table-cell table:number-columns-repeated="3"/>
        </table:table-row>
        <table:table-row table:style-name="ro3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 table:number-columns-repeated="3"/>
          <table:table-cell table:style-name="ce8" table:formula="of:=SUM([.F93:.F109])" office:value-type="float" office:value="540.15">
            <text:p>540.15</text:p>
          </table:table-cell>
          <table:table-cell table:style-name="ce8" table:formula="of:=SUM([.G93:.G109])" office:value-type="float" office:value="1626">
            <text:p>162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,0;3,2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;2,3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;1,3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;2,0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;1,0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 table:number-columns-repeated="3"/>
          <table:table-cell table:style-name="ce8" table:formula="of:=SUM([.F113:.F130])" office:value-type="float" office:value="840.73">
            <text:p>840.73</text:p>
          </table:table-cell>
          <table:table-cell table:style-name="ce8" table:formula="of:=SUM([.G113:.G130])" office:value-type="float" office:value="21606">
            <text:p>21606</text:p>
          </table:table-cell>
          <table:table-cell table:style-name="ce8"/>
          <table:table-cell/>
        </table:table-row>
        <table:table-row table:style-name="ro3" table:number-rows-repeated="104844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Missionsdaten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2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2" table:default-cell-style-name="Default"/>
        <table:table-row table:style-name="ro6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6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float" office:value="408">
            <text:p>408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26" office:value-type="float" office:value="2016">
            <text:p>2016</text:p>
          </table:table-cell>
        </table:table-row>
        <table:table-row table:style-name="ro6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float" office:value="653">
            <text:p>653</text:p>
          </table:table-cell>
          <table:table-cell office:value-type="string">
            <text:p>sonnensynchron, polar</text:p>
          </table:table-cell>
          <table:table-cell office:value-type="float" office:value="97.96">
            <text:p>97.96</text:p>
          </table:table-cell>
          <table:table-cell office:value-type="float" office:value="1.63">
            <text:p>1.63</text:p>
          </table:table-cell>
          <table:table-cell office:value-type="float" office:value="7021.8">
            <text:p>7021.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6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float" office:value="35786">
            <text:p>35786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7">
          <table:table-cell/>
          <table:table-cell table:style-name="ce25"/>
          <table:table-cell table:number-columns-repeated="10"/>
        </table:table-row>
        <table:table-row table:style-name="ro7" table:number-rows-repeated="2">
          <table:table-cell table:style-name="ce25"/>
          <table:table-cell table:number-columns-repeated="11"/>
        </table:table-row>
        <table:table-row table:style-name="ro3" table:number-rows-repeated="8">
          <table:table-cell table:number-columns-repeated="12"/>
        </table:table-row>
        <table:table-row table:style-name="ro3">
          <table:table-cell/>
          <table:table-cell table:style-name="ce26"/>
          <table:table-cell table:number-columns-repeated="10"/>
        </table:table-row>
        <table:table-row table:style-name="ro3" table:number-rows-repeated="104855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Bausteinregeln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ce13"/>
        <table:table-column table:style-name="co54" table:default-cell-style-name="ce16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8" table:default-cell-style-name="ce14"/>
        <table:table-column table:style-name="co56" table:default-cell-style-name="Default"/>
        <table:table-column table:style-name="co58" table:default-cell-style-name="Default"/>
        <table:table-column table:style-name="co59" table:default-cell-style-name="ce14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2" table:default-cell-style-name="ce14"/>
        <table:table-column table:style-name="co42" table:default-cell-style-name="Default"/>
        <table:table-row table:style-name="ro6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5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6">
          <table:table-cell/>
          <table:table-cell table:style-name="Default"/>
          <table:table-cell table:style-name="ce15"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number-columns-repeated="2" table:style-name="ce18" office:value-type="string">
            <text:p>einfach</text:p>
          </table:table-cell>
          <table:table-cell/>
          <table:table-cell table:style-name="ce18" office:value-type="string">
            <text:p>einfach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number-columns-repeated="4"/>
          <table:table-cell table:number-columns-repeated="2" table:style-name="ce18" office:value-type="float" office:value="6">
            <text:p>6</text:p>
          </table:table-cell>
          <table:table-cell/>
          <table:table-cell table:style-name="ce18" office:value-type="float" office:value="6">
            <text:p>6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number-columns-repeated="2"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number-columns-repeated="2" table:style-name="ce18" office:value-type="string">
            <text:p>einfach</text:p>
          </table:table-cell>
          <table:table-cell/>
          <table:table-cell table:number-columns-repeated="2" table:style-name="ce18" office:value-type="float" office:value="3">
            <text:p>3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number-columns-repeated="2"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4"/>
          <table:table-cell table:number-columns-repeated="2" table:style-name="ce18" office:value-type="float" office:value="3">
            <text:p>3</text:p>
          </table:table-cell>
          <table:table-cell/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number-columns-repeated="2" table:style-name="ce18" office:value-type="float" office:value="1">
            <text:p>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number-columns-repeated="2" table:style-name="ce18" office:value-type="float" office:value="1">
            <text:p>1</text:p>
          </table:table-cell>
          <table:table-cell/>
          <table:table-cell table:number-columns-repeated="2" table:style-name="ce19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9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/>
          <table:table-cell table:number-columns-repeated="2" table:style-name="ce19" office:value-type="float" office:value="0">
            <text:p>0</text:p>
          </table:table-cell>
          <table:table-cell table:style-name="ce22" office:value-type="string">
            <text:p>bahnabhängig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number-columns-repeated="4"/>
          <table:table-cell table:number-columns-repeated="2" table:style-name="ce19" office:value-type="float" office:value="-1">
            <text:p>-1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9" office:value-type="float" office:value="-1">
            <text:p>-1</text:p>
          </table:table-cell>
          <table:table-cell table:number-columns-repeated="4"/>
          <table:table-cell table:style-name="ce19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bahnabhängig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style-name="ce22"/>
          <table:table-cell table:number-columns-repeated="2" table:style-name="ce19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/>
          <table:table-cell table:number-columns-repeated="2" table:style-name="ce19" office:value-type="float" office:value="0">
            <text:p>0</text:p>
          </table:table-cell>
          <table:table-cell table:style-name="ce22" office:value-type="string">
            <text:p>bahnabhängig</text:p>
          </table:table-cell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/>
          <table:table-cell table:number-columns-repeated="2" table:style-name="ce19" office:value-type="float" office:value="0">
            <text:p>0</text:p>
          </table:table-cell>
          <table:table-cell table:style-name="ce22" office:value-type="string">
            <text:p>bahnabhängig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18" office:value-type="string">
            <text:p>einfach</text:p>
          </table:table-cell>
          <table:table-cell table:number-columns-repeated="2"/>
          <table:table-cell table:number-columns-repeated="2" table:style-name="ce18" office:value-type="string">
            <text:p>einfach</text:p>
          </table:table-cell>
          <table:table-cell table:style-name="ce16" office:value-type="string">
            <text:p>einfach</text:p>
          </table:table-cell>
          <table:table-cell table:number-columns-repeated="3" table:style-name="ce18" office:value-type="string">
            <text:p>einfach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18" office:value-type="float" office:value="6">
            <text:p>6</text:p>
          </table:table-cell>
          <table:table-cell table:number-columns-repeated="2"/>
          <table:table-cell table:number-columns-repeated="2" table:style-name="ce18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number-columns-repeated="3" table:style-name="ce18" office:value-type="float" office:value="6">
            <text:p>6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/>
          <table:table-cell table:number-columns-repeated="2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/>
          <table:table-cell office:value-type="string">
            <text:p>Reaktionsrad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18" office:value-type="string">
            <text:p>doppelt</text:p>
          </table:table-cell>
          <table:table-cell table:number-columns-repeated="4"/>
          <table:table-cell table:style-name="ce18" office:value-type="string">
            <text:p>doppelt</text:p>
          </table:table-cell>
          <table:table-cell table:number-columns-repeated="2"/>
          <table:table-cell table:style-name="ce18" office:value-type="string">
            <text:p>doppelt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number-columns-repeated="4"/>
          <table:table-cell table:style-name="ce18" office:value-type="float" office:value="10">
            <text:p>10</text:p>
          </table:table-cell>
          <table:table-cell table:number-columns-repeated="2"/>
          <table:table-cell table:style-name="ce18" office:value-type="float" office:value="10">
            <text:p>1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style-name="ce18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number-columns-repeated="4"/>
          <table:table-cell table:style-name="ce18" office:value-type="float" office:value="5">
            <text:p>5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6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6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6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18" office:value-type="string">
            <text:p>einfach</text:p>
          </table:table-cell>
          <table:table-cell table:number-columns-repeated="3"/>
          <table:table-cell table:number-columns-repeated="2" table:style-name="ce18" office:value-type="string">
            <text:p>einfach</text:p>
          </table:table-cell>
          <table:table-cell table:number-columns-repeated="3"/>
          <table:table-cell table:style-name="ce18" office:value-type="string">
            <text:p>einfach</text:p>
          </table:table-cell>
          <table:table-cell table:style-name="ce16" office:value-type="string">
            <text:p>einfach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3"/>
          <table:table-cell table:number-columns-repeated="2" table:style-name="ce18" office:value-type="float" office:value="5">
            <text:p>5</text:p>
          </table:table-cell>
          <table:table-cell table:number-columns-repeated="3"/>
          <table:table-cell table:style-name="ce18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/>
          <table:table-cell table:number-columns-repeated="2"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18" office:value-type="string">
            <text:p>einfach</text:p>
          </table:table-cell>
          <table:table-cell table:number-columns-repeated="3"/>
          <table:table-cell table:number-columns-repeated="2" table:style-name="ce18" office:value-type="string">
            <text:p>einfach</text:p>
          </table:table-cell>
          <table:table-cell/>
          <table:table-cell table:number-columns-repeated="2" table:style-name="ce18" office:value-type="string">
            <text:p>einfach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3"/>
          <table:table-cell table:number-columns-repeated="2" table:style-name="ce18" office:value-type="float" office:value="5">
            <text:p>5</text:p>
          </table:table-cell>
          <table:table-cell/>
          <table:table-cell table:number-columns-repeated="2" table:style-name="ce18" office:value-type="float" office:value="5">
            <text:p>5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/>
          <table:table-cell table:number-columns-repeated="2" table:style-name="ce18" office:value-type="float" office:value="1">
            <text:p>1</text:p>
          </table:table-cell>
          <table:table-cell/>
          <table:table-cell table:number-columns-repeated="2"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/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/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18" office:value-type="string">
            <text:p>doppelt/einfach</text:p>
          </table:table-cell>
          <table:table-cell table:style-name="ce16" office:value-type="string">
            <text:p>doppelt/einfach</text:p>
          </table:table-cell>
          <table:table-cell table:number-columns-repeated="2" table:style-name="ce18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18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4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4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4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18" office:value-type="string">
            <text:p>dreifach/zweifach</text:p>
          </table:table-cell>
          <table:table-cell table:style-name="ce16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18" office:value-type="float" office:value="13">
            <text:p>13</text:p>
          </table:table-cell>
          <table:table-cell table:style-name="ce16" office:value-type="float" office:value="13">
            <text:p>13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usrichtung HK</text:p>
          </table:table-cell>
          <table:table-cell table:number-columns-repeated="9"/>
          <table:table-cell table:style-name="ce18" table:number-columns-repeated="3"/>
          <table:table-cell table:style-name="ce16"/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chattung HK</text:p>
          </table:table-cell>
          <table:table-cell table:number-columns-repeated="9"/>
          <table:table-cell table:style-name="ce18" table:number-columns-repeated="3"/>
          <table:table-cell table:style-name="ce16"/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usrichtung Thermal</text:p>
          </table:table-cell>
          <table:table-cell table:number-columns-repeated="9"/>
          <table:table-cell table:style-name="ce18" table:number-columns-repeated="3"/>
          <table:table-cell table:style-name="ce16"/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8"/>
          <table:table-cell table:number-columns-repeated="3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8"/>
          <table:table-cell table:number-columns-repeated="3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8"/>
          <table:table-cell table:number-columns-repeated="3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style-name="ce18" office:value-type="string">
            <text:p>einfach</text:p>
          </table:table-cell>
          <table:table-cell table:number-columns-repeated="2"/>
          <table:table-cell table:style-name="ce18" office:value-type="string">
            <text:p>einfach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9" office:value-type="string">
            <text:p>Solarfläche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2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3"/>
          <table:table-cell table:style-name="ce2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2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9" office:value-type="string">
            <text:p>Solarfläche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style-name="ce18" office:value-type="string">
            <text:p>einfach</text:p>
          </table:table-cell>
          <table:table-cell table:number-columns-repeated="2"/>
          <table:table-cell table:style-name="ce18" office:value-type="string">
            <text:p>einfach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number-columns-repeated="4"/>
          <table:table-cell table:style-name="ce18" office:value-type="float" office:value="6">
            <text:p>6</text:p>
          </table:table-cell>
          <table:table-cell table:number-columns-repeated="2"/>
          <table:table-cell table:style-name="ce18" office:value-type="float" office:value="6">
            <text:p>6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usrichtung HK</text:p>
          </table:table-cell>
          <table:table-cell table:style-name="ce14"/>
          <table:table-cell table:number-columns-repeated="12"/>
          <table:table-cell table:style-name="ce24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24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24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</table:table>
      <table:named-expressions/>
      <table:database-ranges>
        <table:database-range table:name="__Anonymous_Sheet_DB__1" table:target-range-address="Bausteine.A5:Bausteine.E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10:50:10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6T12:01:49</dc:date>
    <meta:editing-duration>P4DT1H22M7S</meta:editing-duration>
    <meta:editing-cycles>639</meta:editing-cycles>
    <meta:generator>LibreOffice/3.6$Linux_X86_64 LibreOffice_project/360m1$Build-2</meta:generator>
    <meta:document-statistic meta:table-count="5" meta:cell-count="5679" meta:object-count="0"/>
  </office:meta>
</office:document-meta>
</file>